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ahoma" fo:font-weight="bold" style:font-weight-asian="bold" style:font-weight-complex="bold" fo:language="fr" fo:country="FR"/>
    </style:style>
    <style:style style:name="P2" style:parent-style-name="Standard" style:family="paragraph">
      <style:text-properties style:font-name="Tahoma" fo:language="fr" fo:country="FR"/>
    </style:style>
    <style:style style:name="P3" style:parent-style-name="Standard" style:family="paragraph">
      <style:text-properties style:font-name="Tahoma" fo:language="fr" fo:country="FR"/>
    </style:style>
    <style:style style:name="P4" style:parent-style-name="Standard" style:family="paragraph">
      <style:text-properties style:font-name="Tahoma" fo:language="fr" fo:country="FR"/>
    </style:style>
    <style:style style:name="P5" style:parent-style-name="Standard" style:family="paragraph">
      <style:text-properties style:font-name="Tahoma" fo:language="fr" fo:country="FR"/>
    </style:style>
    <style:style style:name="P6" style:parent-style-name="Standard" style:family="paragraph">
      <style:text-properties style:font-name="Tahoma" fo:font-weight="bold" style:font-weight-asian="bold" style:font-weight-complex="bold" fo:language="fr" fo:country="FR"/>
    </style:style>
    <style:style style:name="P7" style:parent-style-name="Standard" style:family="paragraph">
      <style:text-properties style:font-name="Tahoma" fo:language="fr" fo:country="FR"/>
    </style:style>
    <style:style style:name="P8" style:parent-style-name="Standard" style:family="paragraph">
      <style:text-properties style:font-name="Tahoma" fo:language="fr" fo:country="FR"/>
    </style:style>
    <style:style style:name="P9" style:parent-style-name="Standard" style:family="paragraph">
      <style:text-properties style:font-name="Tahoma" fo:font-weight="bold" style:font-weight-asian="bold" style:font-weight-complex="bold" fo:language="fr" fo:country="FR"/>
    </style:style>
    <style:style style:name="T10" style:parent-style-name="Policepardéfaut" style:family="text">
      <style:text-properties style:font-name="Tahoma" fo:language="fr" fo:country="FR"/>
    </style:style>
    <style:style style:name="T11" style:parent-style-name="Policepardéfaut" style:family="text">
      <style:text-properties style:font-name="Tahoma" fo:font-style="italic" style:font-style-asian="italic" style:font-style-complex="italic" fo:language="fr" fo:country="FR"/>
    </style:style>
    <style:style style:name="T12" style:parent-style-name="Policepardéfaut" style:family="text">
      <style:text-properties style:font-name="Tahoma" fo:language="fr" fo:country="FR"/>
    </style:style>
    <style:style style:name="T13" style:parent-style-name="Policepardéfaut" style:family="text">
      <style:text-properties style:font-name="Tahoma" fo:language="fr" fo:country="FR"/>
    </style:style>
    <style:style style:name="T14" style:parent-style-name="Policepardéfaut" style:family="text">
      <style:text-properties style:font-name="Tahoma" fo:font-style="italic" style:font-style-asian="italic" style:font-style-complex="italic" fo:language="fr" fo:country="FR"/>
    </style:style>
    <style:style style:name="T15" style:parent-style-name="Policepardéfaut" style:family="text">
      <style:text-properties style:font-name="Tahoma" fo:language="fr" fo:country="FR"/>
    </style:style>
    <style:style style:name="T16" style:parent-style-name="Policepardéfaut" style:family="text">
      <style:text-properties style:font-name="Tahoma" fo:language="fr" fo:country="FR"/>
    </style:style>
    <style:style style:name="T17" style:parent-style-name="Policepardéfaut" style:family="text">
      <style:text-properties style:font-name="Tahoma" fo:language="fr" fo:country="FR"/>
    </style:style>
    <style:style style:name="P18" style:parent-style-name="Standard" style:family="paragraph">
      <style:text-properties style:font-name="Tahoma" fo:language="fr" fo:country="FR"/>
    </style:style>
    <style:style style:name="P19" style:parent-style-name="Standard" style:family="paragraph">
      <style:text-properties style:font-name="Tahoma" fo:language="fr" fo:country="FR"/>
    </style:style>
    <style:style style:name="P20" style:parent-style-name="Standard" style:family="paragraph">
      <style:text-properties style:font-name="Tahoma" fo:language="fr" fo:country="FR"/>
    </style:style>
    <style:style style:name="P21" style:parent-style-name="Standard" style:family="paragraph">
      <style:text-properties style:font-name="Tahoma" fo:language="fr" fo:country="FR"/>
    </style:style>
    <style:style style:name="P22" style:parent-style-name="Standard" style:family="paragraph">
      <style:text-properties style:font-name="Tahoma" fo:font-weight="bold" style:font-weight-asian="bold" style:font-weight-complex="bold" fo:language="fr" fo:country="FR"/>
    </style:style>
    <style:style style:name="P23" style:parent-style-name="Standard" style:family="paragraph">
      <style:text-properties style:font-name="Tahoma" fo:language="fr" fo:country="FR"/>
    </style:style>
    <style:style style:name="T24" style:parent-style-name="Policepardéfaut" style:family="text">
      <style:text-properties style:font-name="Tahoma" fo:language="fr" fo:country="FR"/>
    </style:style>
    <style:style style:name="T25" style:parent-style-name="Policepardéfaut" style:family="text">
      <style:text-properties style:font-name="Tahoma" fo:font-style="italic" style:font-style-asian="italic" style:font-style-complex="italic" fo:language="fr" fo:country="FR"/>
    </style:style>
    <style:style style:name="T26" style:parent-style-name="Policepardéfaut" style:family="text">
      <style:text-properties style:font-name="Tahoma" fo:language="fr" fo:country="FR"/>
    </style:style>
    <style:style style:name="T27" style:parent-style-name="Policepardéfaut" style:family="text">
      <style:text-properties style:font-name="Tahoma" fo:language="fr" fo:country="FR"/>
    </style:style>
    <style:style style:name="T28" style:parent-style-name="Policepardéfaut" style:family="text">
      <style:text-properties style:font-name="Tahoma" fo:language="fr" fo:country="FR"/>
    </style:style>
    <style:style style:name="T29" style:parent-style-name="Policepardéfaut" style:family="text">
      <style:text-properties style:font-name="Tahoma" fo:language="fr" fo:country="FR"/>
    </style:style>
    <style:style style:name="T30" style:parent-style-name="Policepardéfaut" style:family="text">
      <style:text-properties style:font-name="Tahoma" fo:font-style="italic" style:font-style-asian="italic" style:font-style-complex="italic" fo:language="fr" fo:country="FR"/>
    </style:style>
    <style:style style:name="T31" style:parent-style-name="Policepardéfaut" style:family="text">
      <style:text-properties style:font-name="Tahoma" fo:language="fr" fo:country="FR"/>
    </style:style>
    <style:style style:name="T32" style:parent-style-name="Policepardéfaut" style:family="text">
      <style:text-properties style:font-name="Tahoma" fo:language="fr" fo:country="FR"/>
    </style:style>
    <style:style style:name="T33" style:parent-style-name="Policepardéfaut" style:family="text">
      <style:text-properties style:font-name="Tahoma" fo:language="fr" fo:country="FR"/>
    </style:style>
    <style:style style:name="P34" style:parent-style-name="Standard" style:family="paragraph">
      <style:text-properties style:font-name="Tahoma" fo:language="fr" fo:country="FR"/>
    </style:style>
    <style:style style:name="P35" style:parent-style-name="Standard" style:family="paragraph">
      <style:text-properties style:font-name="Tahoma" fo:language="fr" fo:country="FR"/>
    </style:style>
    <style:style style:name="T36" style:parent-style-name="Policepardéfaut" style:family="text">
      <style:text-properties style:font-name="Tahoma" fo:language="fr" fo:country="FR"/>
    </style:style>
    <style:style style:name="T37" style:parent-style-name="Policepardéfaut" style:family="text">
      <style:text-properties style:font-name="Tahoma" fo:font-style="italic" style:font-style-asian="italic" style:font-style-complex="italic" fo:language="fr" fo:country="FR"/>
    </style:style>
    <style:style style:name="T38" style:parent-style-name="Policepardéfaut" style:family="text">
      <style:text-properties style:font-name="Tahoma" fo:language="fr" fo:country="FR"/>
    </style:style>
    <style:style style:name="T39" style:parent-style-name="Policepardéfaut" style:family="text">
      <style:text-properties style:font-name="Tahoma" fo:language="fr" fo:country="FR"/>
    </style:style>
    <style:style style:name="T40" style:parent-style-name="Policepardéfaut" style:family="text">
      <style:text-properties style:font-name="Tahoma" fo:font-style="italic" style:font-style-asian="italic" style:font-style-complex="italic" fo:language="fr" fo:country="FR"/>
    </style:style>
    <style:style style:name="T41" style:parent-style-name="Policepardéfaut" style:family="text">
      <style:text-properties style:font-name="Tahoma" fo:language="fr" fo:country="FR"/>
    </style:style>
    <style:style style:name="T42" style:parent-style-name="Policepardéfaut" style:family="text">
      <style:text-properties style:font-name="Tahoma" fo:language="fr" fo:country="FR"/>
    </style:style>
    <style:style style:name="P43" style:parent-style-name="Standard" style:family="paragraph">
      <style:text-properties style:font-name="Tahoma" fo:language="fr" fo:country="FR"/>
    </style:style>
    <style:style style:name="P44" style:parent-style-name="Standard" style:family="paragraph">
      <style:text-properties style:font-name="Tahoma" fo:language="fr" fo:country="FR"/>
    </style:style>
    <style:style style:name="P45" style:parent-style-name="Standard" style:family="paragraph">
      <style:text-properties style:font-name="Tahoma" fo:font-weight="bold" style:font-weight-asian="bold" style:font-weight-complex="bold" fo:language="fr" fo:country="FR"/>
    </style:style>
    <style:style style:name="P46" style:parent-style-name="Standard" style:family="paragraph">
      <style:text-properties style:font-name="Tahoma" fo:language="fr" fo:country="FR"/>
    </style:style>
    <style:style style:name="P47" style:parent-style-name="Standard" style:family="paragraph">
      <style:text-properties style:font-name="Tahoma" fo:language="fr" fo:country="FR"/>
    </style:style>
    <style:style style:name="P48" style:parent-style-name="Standard" style:family="paragraph">
      <style:text-properties style:font-name="Tahoma" fo:language="fr" fo:country="FR"/>
    </style:style>
    <style:style style:name="P49" style:parent-style-name="Standard" style:family="paragraph">
      <style:text-properties style:font-name="Tahoma" fo:language="fr" fo:country="FR"/>
    </style:style>
    <style:style style:name="P50" style:parent-style-name="Standard" style:family="paragraph">
      <style:text-properties style:font-name="Tahoma" fo:language="fr" fo:country="FR"/>
    </style:style>
    <style:style style:name="P51" style:parent-style-name="Standard" style:family="paragraph">
      <style:text-properties style:font-name="Tahoma" fo:language="fr" fo:country="FR"/>
    </style:style>
    <style:style style:name="P52" style:parent-style-name="Standard" style:family="paragraph">
      <style:text-properties style:font-name="Tahoma" fo:language="fr" fo:country="FR"/>
    </style:style>
    <style:style style:name="P53" style:parent-style-name="Standard" style:family="paragraph">
      <style:text-properties style:font-name="Tahoma" fo:font-weight="bold" style:font-weight-asian="bold" style:font-weight-complex="bold" fo:language="fr" fo:country="FR"/>
    </style:style>
    <style:style style:name="P54" style:parent-style-name="Normal" style:family="paragraph">
      <style:paragraph-properties fo:widows="2" fo:orphans="2" style:vertical-align="auto"/>
      <style:text-properties fo:hyphenate="true"/>
    </style:style>
    <style:style style:name="T55" style:parent-style-name="Policepardéfaut" style:family="text">
      <style:text-properties style:font-name="Arial" style:font-name-asian="Times New Roman" style:font-name-complex="Arial" fo:color="#353535" style:letter-kerning="false" fo:font-size="11pt" style:font-size-asian="11pt" style:font-size-complex="11pt" fo:language="fr" fo:country="FR" style:language-complex="ar" style:country-complex="SA"/>
    </style:style>
    <style:style style:name="P56" style:parent-style-name="Standard" style:family="paragraph">
      <style:text-properties style:font-name="Tahoma" fo:language="fr" fo:country="FR"/>
    </style:style>
  </office:automatic-styles>
  <office:body>
    <office:text text:use-soft-page-breaks="true">
      <text:p text:style-name="P1">Modèle riches-pauvres dans un système de villes</text:p>
      <text:p text:style-name="P2">covis_urban_class.nlogo</text:p>
      <text:p text:style-name="P3">15 Avril 2020</text:p>
      <text:p text:style-name="P4">Clémentine Cottineau</text:p>
      <text:p text:style-name="P5"/>
      <text:p text:style-name="P6">Objectif</text:p>
      <text:p text:style-name="P7">Ce modèle a pour but de simuler la diffusion différencier d'un virus dans une population hétérogène, et<text:s/>notamment le fait qu'après la mise en place d'un confinement, un virus circulant plutôt dans la partie riche de la population (plus mobile) devient plus prévalent dans la partie défavorisée de la population (qui ne peut pas télétravailler et habite dans des logements collectifs notamment). Pour ce faire, le modèle simule les populations de plusieurs villes reliées entre elles par des infrastructures. Ces populations s'adonnent à trois activités principales pendant lesquelles une transmission du virus est possible: travailler, faire les courses et être à la maison.</text:p>
      <text:p text:style-name="P8"/>
      <text:p text:style-name="P9">Entités, variables d'état, échelles</text:p>
      <text:p text:style-name="Standard"><text:span text:style-name="T10">Les agents actifs les plus importants du modèle sont les humains (</text:span><text:span text:style-name="T11">people</text:span><text:span text:style-name="T12">) qui portent le virus et le transmettent. Ils ont plusieurs propriétés clés, comme le f</text:span><text:span text:style-name="T13">aire d'être en vie ou non (</text:span><text:span text:style-name="T14">alive?</text:span><text:span text:style-name="T15">), d'être infectés par le virus ou non, puis immunisés. Ils ont aussi des caractéristiques sociales différenciées, comme le fait d'être mobile, d'être actif et le type de travail exercé si c'est le cas (en deux catégories:<text:s/></text:span><text:span text:style-name="T16">travail essentiel non-télétravaillable ou travail non essentiel et télétravaillable). Enfin concernant leur résidence, on distingue les personnes selon leur type de résidence principale (en habitat individuel ou collectif) et s'ils disposent ou non d'une r</text:span><text:span text:style-name="T17">ésidence secondaire.</text:span></text:p>
      <text:p text:style-name="P18">Les autres “agents” du modèle sont passifs, ils correspondent aux villes (liées entre elles selon la force de leur potentiel d'interaction), aux emplois et aux résidences secondaires. Ces “agents” sont caractérisés principalement par le nombre de personnes qu'ils accueillent (pour les villes) ou leur occupant attitré (pour les emplois et les résidences secondaires).</text:p>
      <text:p text:style-name="P19">Au cours de la simulation, les variables d'état du modèle correspondent à la description de l'épidémie, avec le nombre de<text:s/>personnes saines, infectées, mortes et immunisées, mais aussi la part des personnes infectées dans les trois catégories socioéconomiques: % de pauvres infectés, % de moyens infectés et % de riches infectés.</text:p>
      <text:p text:style-name="P20">Le modèle fonctionne à deux échelles principales.<text:s/>L'infection des agents s'opère à l'échelle très locale puisqu'il faut que deux agents soient sur le même patch (la même cellule) pour pouvoir se transmettre le virus. Au contraire, la mobilité des agents s'opère aux échelles urbaine et interurbaine puisque les mobilités commerciales et professionnelles des personnes sont principalement dans la même ville, tandis que les plus riches peuvent avoir un emploi dans une autres villes proche et s'exiler dans leur résidence secondaire à l'activation du confinement.</text:p>
      <text:p text:style-name="P21"/>
      <text:p text:style-name="P22">Processus et scheduling</text:p>
      <text:p text:style-name="P23">Après initialisation des villes et des emplois, les personnes sont initialisées et une personne au hasard est infectée par le virus.</text:p>
      <text:p text:style-name="Standard"><text:span text:style-name="T24">A chaque étape du modèle, une série de 6 étapes est exécutée (</text:span><text:span text:style-name="T25">go</text:span><text:span text:style-name="T26">).</text:span></text:p>
      <text:p text:style-name="Standard"><text:span text:style-name="T27">- tout d'abord, on<text:s/></text:span><text:span text:style-name="T28">vérifie l'état de l'épidémie, en regardant notamment si le virus circule toujours dans la population synthétique. Si plus personne n'est infecté ou vivant, alors la simulation est arrêtée. De même, la début d'un pas de temps correspond à l'évaluation de l'</text:span><text:span text:style-name="T29">opportunité d'un confinement. Si le switch “l</text:span><text:span text:style-name="T30">ockdown-after-10-deaths</text:span><text:span text:style-name="T31">” est activé et que le nombre de décès dépasse 10, alors un confinement est automatiquement mis en place. Ce<text:s/></text:span><text:soft-page-break/><text:span text:style-name="T32">confinement signifie que les employés “non-essentiel” doivent rester chez eux e</text:span><text:span text:style-name="T33">t que les propriétaires de maisons secondaires ont l'occasion de s'y rendre.</text:span></text:p>
      <text:p text:style-name="P34">- à l'échelle des agents, une étape d'actualisation de l'épidémie est aussi réalisée. Chaque agent, s'il est infecté, met à jour la durée de son infection (il guérit si cette durée dépasse la durée de guérison) ainsi que sa probabilité de mourir.</text:p>
      <text:p text:style-name="P35">- Les agents vont ensuite se rendre à leur emploi, s'ils en ont un et selon les règles du confinement. Cette activité est sujette à la transmission du virus entre agents présent sur la même cellule.</text:p>
      <text:p text:style-name="Standard"><text:span text:style-name="T36">- les agents vont faire leurs courses (</text:span><text:span text:style-name="T37">go-shopping</text:span><text:span text:style-name="T38">) dans un magasin de proximité (en violet). Cette activité est sujette à la transmission du virus entre agents présent sur la même cellule.</text:span></text:p>
      <text:p text:style-name="Standard"><text:span text:style-name="T39">- les agents reviennent ensuite chez eux (</text:span><text:span text:style-name="T40">go-home</text:span><text:span text:style-name="T41">) ou d</text:span><text:span text:style-name="T42">ans leur résidence secondaire. Cette activité est sujette à la transmission du virus entre agents présent sur la même cellule, mais seulement si ils ont comme attribut “habitat collectif”.</text:span></text:p>
      <text:p text:style-name="P43">- Enfin, la simulation est actualisée (en terme de<text:s/>visualisation de la densité des cellules, de la visualisation de l'épidémie dans la couleur des agents et les graphiques, etc.).</text:p>
      <text:p text:style-name="P44"/>
      <text:p text:style-name="P45">Le modèle repose sur 2 switch et 12 paramètres.</text:p>
      <text:p text:style-name="P46">Les deux switch concernent l'activation du confinement après 10 morts, et la possibilité pour les agents de détenir une résidence secondaire.</text:p>
      <text:p text:style-name="P47">Les 12 paramètres se composent de 4 groupes:</text:p>
      <text:p text:style-name="P48">- les paramètres correspondant à des statistiques empiriques: le % d'emplois dans les secteurs essentiels, estimé à 47% pour la France, le % de ménages détenant une résidence secondaire, et le % de ménage résidant en habitat collectif.</text:p>
      <text:p text:style-name="P49">- les paramètres de génération du système de villes: le nombre de villes, la population maximale de chaque ville et le rayon de proximité pour l'appariemment entre emplois et employés.</text:p>
      <text:p text:style-name="P50">- les paramètres épidémiologiques: la probabilité d'infecter un autre agent lorsqu'une personne infectées se trouve en contact rapprochée, le nombre de pas de temps moyen de la guérison et la probabilité de mourir à chaque pas de temps de l'infection</text:p>
      <text:p text:style-name="P51">- les paramètres liées à l'activité “faire ses courses”: le nombre de pas de temps moyen entre deux sessions de shopping, le nombre de magasins moyen par 100 habitants et le rayon de proximité pour apparier les agents avec un magasin de proximité.</text:p>
      <text:p text:style-name="P52"/>
      <text:p text:style-name="P53">Simulation et résultats</text:p>
      <text:p text:style-name="P54"><text:span text:style-name="T55">Le modèle représente la diffusion de l'épidémie dans la population, qui n'est pas différenciée avant le confinement et qui affecte plus fortement et plus longtemps le groupe des agents pauvres (c'est-à-dire travaillant dans les secteurs essentiels et habitant dans les habitats collectifs) que les autres, notamment les riches (travaillant dans les secteurs non-essentiels et habitant dans les habitats individuels).</text:span></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émentine Cottineau</dc:creator>
    <meta:creation-date>2020-04-15T09:16:00Z</meta:creation-date>
    <dc:date>2020-04-15T12:18:00Z</dc:date>
    <meta:template xlink:href="Normal.dotm" xlink:type="simple"/>
    <meta:editing-cycles>11</meta:editing-cycles>
    <meta:editing-duration>PT1800S</meta:editing-duration>
    <meta:document-statistic meta:page-count="2" meta:paragraph-count="12" meta:word-count="965" meta:character-count="6263" meta:row-count="44" meta:non-whitespace-character-count="5310"/>
  </office:meta>
</office:document-meta>
</file>